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f37" officeooo:paragraph-rsid="00048f37"/>
    </style:style>
    <style:style style:name="P2" style:family="paragraph" style:parent-style-name="Standard">
      <style:paragraph-properties fo:text-align="end" style:justify-single-word="false"/>
      <style:text-properties officeooo:rsid="0004f6c7" officeooo:paragraph-rsid="0004f6c7"/>
    </style:style>
    <style:style style:name="T1" style:family="text">
      <style:text-properties officeooo:rsid="00048f37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J</text:span>ohn Smith</text:p>
      <text:p text:style-name="P2">date: 02.04.2005</text:p>
      <text:h text:style-name="Heading_20_1" text:outline-level="1">CT Brain</text:h>
      <text:p text:style-name="P1"><text:span text:style-name="T2">Extra-axial spaces:</text:span> prominent frontally.</text:p>
      <text:p text:style-name="P1"><text:span text:style-name="T2">Ventricular system:</text:span> normal size; normal configuration.</text:p>
      <text:p text:style-name="P1"><text:span text:style-name="T2">Cerebral parenchyma:</text:span> appears unremarkable.</text:p>
      <text:p text:style-name="P1"/>
      <text:h text:style-name="Heading_20_2" text:outline-level="2">CT Neck</text:h>
      <text:p text:style-name="P1"><text:span text:style-name="T2">Nasopharynx:</text:span> normal.</text:p>
      <text:p text:style-name="P1"><text:span text:style-name="T2">Thyroid:</text:span> norm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4:29:18.920640631</meta:creation-date>
    <dc:date>2018-04-04T14:34:52.209185099</dc:date>
    <meta:editing-duration>PT5M34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9" meta:word-count="26" meta:character-count="213" meta:non-whitespace-character-count="196"/>
  </office:meta>
</office:document-meta>
</file>